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1.5654in"/>
    </style:style>
    <style:style style:name="co4" style:family="table-column">
      <style:table-column-properties fo:break-before="auto" style:column-width="2.2516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19" table:default-cell-style-name="Default"/>
        <table:table-row table:style-name="ro1">
          <table:table-cell table:style-name="ce1" office:value-type="string">
            <text:p>Data Size</text:p>
          </table:table-cell>
          <table:table-cell table:style-name="ce1" office:value-type="string">
            <text:p>Number of Jobs</text:p>
          </table:table-cell>
          <table:table-cell table:style-name="ce1" office:value-type="string">
            <text:p>Number of Processes</text:p>
          </table:table-cell>
          <table:table-cell table:style-name="ce1" office:value-type="string">
            <text:p>Time with Mergesort at L=8</text:p>
          </table:table-cell>
          <table:table-cell table:style-name="ce1" table:number-columns-repeated="1019"/>
        </table:table-row>
        <table:table-row table:style-name="ro2">
          <table:table-cell table:style-name="Default" table:number-columns-repeated="3"/>
          <table:table-cell table:number-columns-repeated="1020"/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3.5857319832">
            <text:p>13.5857319832</text:p>
          </table:table-cell>
          <table:table-cell table:number-columns-repeated="1019"/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9.68190050125">
            <text:p>9.6819005013</text:p>
          </table:table-cell>
          <table:table-cell table:number-columns-repeated="1019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9.69141936302">
            <text:p>9.691419363</text:p>
          </table:table-cell>
          <table:table-cell table:number-columns-repeated="1019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9.67608165741">
            <text:p>9.6760816574</text:p>
          </table:table-cell>
          <table:table-cell table:number-columns-repeated="1019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9.82099509239">
            <text:p>9.8209950924</text:p>
          </table:table-cell>
          <table:table-cell table:number-columns-repeated="1019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9.71959781647">
            <text:p>9.7195978165</text:p>
          </table:table-cell>
          <table:table-cell table:number-columns-repeated="1019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9.74143004417">
            <text:p>9.7414300442</text:p>
          </table:table-cell>
          <table:table-cell table:number-columns-repeated="1019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9.93027305603">
            <text:p>9.930273056</text:p>
          </table:table-cell>
          <table:table-cell table:number-columns-repeated="1019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0.2900471687">
            <text:p>10.2900471687</text:p>
          </table:table-cell>
          <table:table-cell table:number-columns-repeated="1019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0.5659282207">
            <text:p>10.5659282207</text:p>
          </table:table-cell>
          <table:table-cell table:number-columns-repeated="1019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NA</text:p>
          </table:table-cell>
          <table:table-cell table:number-columns-repeated="1019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21.5325119495">
            <text:p>21.5325119495</text:p>
          </table:table-cell>
          <table:table-cell table:number-columns-repeated="1019"/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7.525121212">
            <text:p>17.525121212</text:p>
          </table:table-cell>
          <table:table-cell table:number-columns-repeated="1019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8.499767065">
            <text:p>18.499767065</text:p>
          </table:table-cell>
          <table:table-cell table:number-columns-repeated="1019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7.2311060429">
            <text:p>17.2311060429</text:p>
          </table:table-cell>
          <table:table-cell table:number-columns-repeated="1019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7.2392501831">
            <text:p>17.2392501831</text:p>
          </table:table-cell>
          <table:table-cell table:number-columns-repeated="1019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7.2797386646">
            <text:p>17.2797386646</text:p>
          </table:table-cell>
          <table:table-cell table:number-columns-repeated="1019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7.3444962502">
            <text:p>17.3444962502</text:p>
          </table:table-cell>
          <table:table-cell table:number-columns-repeated="1019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7.4797859192">
            <text:p>17.4797859192</text:p>
          </table:table-cell>
          <table:table-cell table:number-columns-repeated="1019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7.8018710613">
            <text:p>17.8018710613</text:p>
          </table:table-cell>
          <table:table-cell table:number-columns-repeated="1019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8.5988929272">
            <text:p>18.5988929272</text:p>
          </table:table-cell>
          <table:table-cell table:number-columns-repeated="1019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9.7628178596">
            <text:p>19.7628178596</text:p>
          </table:table-cell>
          <table:table-cell table:number-columns-repeated="1019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string">
            <text:p>NA</text:p>
          </table:table-cell>
          <table:table-cell table:number-columns-repeated="1019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33.2798705101">
            <text:p>33.2798705101</text:p>
          </table:table-cell>
          <table:table-cell table:number-columns-repeated="1019"/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29.2923631668">
            <text:p>29.2923631668</text:p>
          </table:table-cell>
          <table:table-cell table:number-columns-repeated="1019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29.4520277977">
            <text:p>29.4520277977</text:p>
          </table:table-cell>
          <table:table-cell table:number-columns-repeated="1019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29.4545862675">
            <text:p>29.4545862675</text:p>
          </table:table-cell>
          <table:table-cell table:number-columns-repeated="1019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29.3603382111">
            <text:p>29.3603382111</text:p>
          </table:table-cell>
          <table:table-cell table:number-columns-repeated="1019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29.4120576382">
            <text:p>29.4120576382</text:p>
          </table:table-cell>
          <table:table-cell table:number-columns-repeated="1019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29.5703725815">
            <text:p>29.5703725815</text:p>
          </table:table-cell>
          <table:table-cell table:number-columns-repeated="1019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29.773845911">
            <text:p>29.773845911</text:p>
          </table:table-cell>
          <table:table-cell table:number-columns-repeated="1019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30.1798951626">
            <text:p>30.1798951626</text:p>
          </table:table-cell>
          <table:table-cell table:number-columns-repeated="1019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31.6716277599">
            <text:p>31.6716277599</text:p>
          </table:table-cell>
          <table:table-cell table:number-columns-repeated="1019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33.1233131886">
            <text:p>33.1233131886</text:p>
          </table:table-cell>
          <table:table-cell table:number-columns-repeated="1019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39.358383894">
            <text:p>39.358383894</text:p>
          </table:table-cell>
          <table:table-cell table:number-columns-repeated="1019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string">
            <text:p>NA</text:p>
          </table:table-cell>
          <table:table-cell table:number-columns-repeated="1019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64">
            <text:p>64</text:p>
          </table:table-cell>
          <table:table-cell office:value-type="float" office:value="12">
            <text:p>12</text:p>
          </table:table-cell>
          <table:table-cell office:value-type="float" office:value="51.7662959099">
            <text:p>51.7662959099</text:p>
          </table:table-cell>
          <table:table-cell table:number-columns-repeated="1019"/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12">
            <text:p>12</text:p>
          </table:table-cell>
          <table:table-cell office:value-type="float" office:value="47.6741607189">
            <text:p>47.6741607189</text:p>
          </table:table-cell>
          <table:table-cell table:number-columns-repeated="1019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12">
            <text:p>12</text:p>
          </table:table-cell>
          <table:table-cell office:value-type="float" office:value="47.6824469566">
            <text:p>47.6824469566</text:p>
          </table:table-cell>
          <table:table-cell table:number-columns-repeated="1019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64">
            <text:p>64</text:p>
          </table:table-cell>
          <table:table-cell office:value-type="float" office:value="12">
            <text:p>12</text:p>
          </table:table-cell>
          <table:table-cell office:value-type="float" office:value="47.7147493362">
            <text:p>47.7147493362</text:p>
          </table:table-cell>
          <table:table-cell table:number-columns-repeated="1019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64">
            <text:p>64</text:p>
          </table:table-cell>
          <table:table-cell office:value-type="float" office:value="12">
            <text:p>12</text:p>
          </table:table-cell>
          <table:table-cell office:value-type="float" office:value="47.8568661213">
            <text:p>47.8568661213</text:p>
          </table:table-cell>
          <table:table-cell table:number-columns-repeated="1019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64">
            <text:p>64</text:p>
          </table:table-cell>
          <table:table-cell office:value-type="float" office:value="12">
            <text:p>12</text:p>
          </table:table-cell>
          <table:table-cell office:value-type="float" office:value="47.9141170979">
            <text:p>47.9141170979</text:p>
          </table:table-cell>
          <table:table-cell table:number-columns-repeated="1019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64">
            <text:p>64</text:p>
          </table:table-cell>
          <table:table-cell office:value-type="float" office:value="12">
            <text:p>12</text:p>
          </table:table-cell>
          <table:table-cell office:value-type="float" office:value="48.1451320648">
            <text:p>48.1451320648</text:p>
          </table:table-cell>
          <table:table-cell table:number-columns-repeated="1019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64">
            <text:p>64</text:p>
          </table:table-cell>
          <table:table-cell office:value-type="float" office:value="12">
            <text:p>12</text:p>
          </table:table-cell>
          <table:table-cell office:value-type="float" office:value="48.4262731075">
            <text:p>48.4262731075</text:p>
          </table:table-cell>
          <table:table-cell table:number-columns-repeated="1019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64">
            <text:p>64</text:p>
          </table:table-cell>
          <table:table-cell office:value-type="float" office:value="12">
            <text:p>12</text:p>
          </table:table-cell>
          <table:table-cell office:value-type="float" office:value="48.9780242443">
            <text:p>48.9780242443</text:p>
          </table:table-cell>
          <table:table-cell table:number-columns-repeated="1019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64">
            <text:p>64</text:p>
          </table:table-cell>
          <table:table-cell office:value-type="float" office:value="12">
            <text:p>12</text:p>
          </table:table-cell>
          <table:table-cell office:value-type="float" office:value="49.7106301785">
            <text:p>49.7106301785</text:p>
          </table:table-cell>
          <table:table-cell table:number-columns-repeated="1019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64">
            <text:p>64</text:p>
          </table:table-cell>
          <table:table-cell office:value-type="float" office:value="12">
            <text:p>12</text:p>
          </table:table-cell>
          <table:table-cell office:value-type="float" office:value="51.1637749672">
            <text:p>51.1637749672</text:p>
          </table:table-cell>
          <table:table-cell table:number-columns-repeated="1019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64">
            <text:p>64</text:p>
          </table:table-cell>
          <table:table-cell office:value-type="float" office:value="12">
            <text:p>12</text:p>
          </table:table-cell>
          <table:table-cell office:value-type="float" office:value="59.3939828873">
            <text:p>59.3939828873</text:p>
          </table:table-cell>
          <table:table-cell table:number-columns-repeated="1019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64">
            <text:p>64</text:p>
          </table:table-cell>
          <table:table-cell office:value-type="float" office:value="12">
            <text:p>12</text:p>
          </table:table-cell>
          <table:table-cell office:value-type="float" office:value="82.031224966">
            <text:p>82.031224966</text:p>
          </table:table-cell>
          <table:table-cell table:number-columns-repeated="1019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128">
            <text:p>128</text:p>
          </table:table-cell>
          <table:table-cell office:value-type="float" office:value="12">
            <text:p>12</text:p>
          </table:table-cell>
          <table:table-cell office:value-type="float" office:value="88.1236507893">
            <text:p>88.1236507893</text:p>
          </table:table-cell>
          <table:table-cell table:number-columns-repeated="1019"/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28">
            <text:p>128</text:p>
          </table:table-cell>
          <table:table-cell office:value-type="float" office:value="12">
            <text:p>12</text:p>
          </table:table-cell>
          <table:table-cell office:value-type="float" office:value="77.4821739197">
            <text:p>77.4821739197</text:p>
          </table:table-cell>
          <table:table-cell table:number-columns-repeated="1019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28">
            <text:p>128</text:p>
          </table:table-cell>
          <table:table-cell office:value-type="float" office:value="12">
            <text:p>12</text:p>
          </table:table-cell>
          <table:table-cell office:value-type="float" office:value="77.5206811428">
            <text:p>77.5206811428</text:p>
          </table:table-cell>
          <table:table-cell table:number-columns-repeated="1019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128">
            <text:p>128</text:p>
          </table:table-cell>
          <table:table-cell office:value-type="float" office:value="12">
            <text:p>12</text:p>
          </table:table-cell>
          <table:table-cell office:value-type="float" office:value="87.1129128933">
            <text:p>87.1129128933</text:p>
          </table:table-cell>
          <table:table-cell table:number-columns-repeated="1019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128">
            <text:p>128</text:p>
          </table:table-cell>
          <table:table-cell office:value-type="float" office:value="12">
            <text:p>12</text:p>
          </table:table-cell>
          <table:table-cell office:value-type="float" office:value="77.7300820351">
            <text:p>77.7300820351</text:p>
          </table:table-cell>
          <table:table-cell table:number-columns-repeated="1019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128">
            <text:p>128</text:p>
          </table:table-cell>
          <table:table-cell office:value-type="float" office:value="12">
            <text:p>12</text:p>
          </table:table-cell>
          <table:table-cell office:value-type="float" office:value="78.0018129349">
            <text:p>78.0018129349</text:p>
          </table:table-cell>
          <table:table-cell table:number-columns-repeated="1019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128">
            <text:p>128</text:p>
          </table:table-cell>
          <table:table-cell office:value-type="float" office:value="12">
            <text:p>12</text:p>
          </table:table-cell>
          <table:table-cell office:value-type="float" office:value="85.214756012">
            <text:p>85.214756012</text:p>
          </table:table-cell>
          <table:table-cell table:number-columns-repeated="1019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128">
            <text:p>128</text:p>
          </table:table-cell>
          <table:table-cell office:value-type="float" office:value="12">
            <text:p>12</text:p>
          </table:table-cell>
          <table:table-cell office:value-type="float" office:value="79.2633657455">
            <text:p>79.2633657455</text:p>
          </table:table-cell>
          <table:table-cell table:number-columns-repeated="1019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128">
            <text:p>128</text:p>
          </table:table-cell>
          <table:table-cell office:value-type="float" office:value="12">
            <text:p>12</text:p>
          </table:table-cell>
          <table:table-cell office:value-type="float" office:value="79.2885990143">
            <text:p>79.2885990143</text:p>
          </table:table-cell>
          <table:table-cell table:number-columns-repeated="1019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128">
            <text:p>128</text:p>
          </table:table-cell>
          <table:table-cell office:value-type="float" office:value="12">
            <text:p>12</text:p>
          </table:table-cell>
          <table:table-cell office:value-type="float" office:value="81.4468660355">
            <text:p>81.4468660355</text:p>
          </table:table-cell>
          <table:table-cell table:number-columns-repeated="1019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128">
            <text:p>128</text:p>
          </table:table-cell>
          <table:table-cell office:value-type="float" office:value="12">
            <text:p>12</text:p>
          </table:table-cell>
          <table:table-cell office:value-type="float" office:value="90.7677218914">
            <text:p>90.7677218914</text:p>
          </table:table-cell>
          <table:table-cell table:number-columns-repeated="1019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128">
            <text:p>128</text:p>
          </table:table-cell>
          <table:table-cell office:value-type="float" office:value="12">
            <text:p>12</text:p>
          </table:table-cell>
          <table:table-cell office:value-type="float" office:value="109.01914525">
            <text:p>109.01914525</text:p>
          </table:table-cell>
          <table:table-cell table:number-columns-repeated="1019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128">
            <text:p>128</text:p>
          </table:table-cell>
          <table:table-cell office:value-type="float" office:value="12">
            <text:p>12</text:p>
          </table:table-cell>
          <table:table-cell office:value-type="float" office:value="124.197124004">
            <text:p>124.197124004</text:p>
          </table:table-cell>
          <table:table-cell table:number-columns-repeated="1019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number-columns-repeated="2" office:value-type="float" office:value="256">
            <text:p>256</text:p>
          </table:table-cell>
          <table:table-cell office:value-type="float" office:value="12">
            <text:p>12</text:p>
          </table:table-cell>
          <table:table-cell office:value-type="float" office:value="143.53588295">
            <text:p>143.53588295</text:p>
          </table:table-cell>
          <table:table-cell table:number-columns-repeated="1019"/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office:value-type="float" office:value="12">
            <text:p>12</text:p>
          </table:table-cell>
          <table:table-cell office:value-type="float" office:value="152.086066246">
            <text:p>152.086066246</text:p>
          </table:table-cell>
          <table:table-cell table:number-columns-repeated="1019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office:value-type="float" office:value="12">
            <text:p>12</text:p>
          </table:table-cell>
          <table:table-cell office:value-type="float" office:value="149.126137733">
            <text:p>149.126137733</text:p>
          </table:table-cell>
          <table:table-cell table:number-columns-repeated="1019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office:value-type="float" office:value="12">
            <text:p>12</text:p>
          </table:table-cell>
          <table:table-cell office:value-type="float" office:value="148.762284994">
            <text:p>148.762284994</text:p>
          </table:table-cell>
          <table:table-cell table:number-columns-repeated="1019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256">
            <text:p>256</text:p>
          </table:table-cell>
          <table:table-cell office:value-type="float" office:value="12">
            <text:p>12</text:p>
          </table:table-cell>
          <table:table-cell office:value-type="float" office:value="149.182673931">
            <text:p>149.182673931</text:p>
          </table:table-cell>
          <table:table-cell table:number-columns-repeated="1019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256">
            <text:p>256</text:p>
          </table:table-cell>
          <table:table-cell office:value-type="float" office:value="12">
            <text:p>12</text:p>
          </table:table-cell>
          <table:table-cell office:value-type="float" office:value="149.707395077">
            <text:p>149.707395077</text:p>
          </table:table-cell>
          <table:table-cell table:number-columns-repeated="1019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256">
            <text:p>256</text:p>
          </table:table-cell>
          <table:table-cell office:value-type="float" office:value="12">
            <text:p>12</text:p>
          </table:table-cell>
          <table:table-cell office:value-type="float" office:value="150.592660189">
            <text:p>150.592660189</text:p>
          </table:table-cell>
          <table:table-cell table:number-columns-repeated="1019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256">
            <text:p>256</text:p>
          </table:table-cell>
          <table:table-cell office:value-type="float" office:value="12">
            <text:p>12</text:p>
          </table:table-cell>
          <table:table-cell office:value-type="float" office:value="150.647279024">
            <text:p>150.647279024</text:p>
          </table:table-cell>
          <table:table-cell table:number-columns-repeated="1019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256">
            <text:p>256</text:p>
          </table:table-cell>
          <table:table-cell office:value-type="float" office:value="12">
            <text:p>12</text:p>
          </table:table-cell>
          <table:table-cell office:value-type="float" office:value="152.116623163">
            <text:p>152.116623163</text:p>
          </table:table-cell>
          <table:table-cell table:number-columns-repeated="1019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256">
            <text:p>256</text:p>
          </table:table-cell>
          <table:table-cell office:value-type="float" office:value="12">
            <text:p>12</text:p>
          </table:table-cell>
          <table:table-cell office:value-type="float" office:value="154.320197105">
            <text:p>154.320197105</text:p>
          </table:table-cell>
          <table:table-cell table:number-columns-repeated="1019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256">
            <text:p>256</text:p>
          </table:table-cell>
          <table:table-cell office:value-type="float" office:value="12">
            <text:p>12</text:p>
          </table:table-cell>
          <table:table-cell office:value-type="float" office:value="161.453346252">
            <text:p>161.453346252</text:p>
          </table:table-cell>
          <table:table-cell table:number-columns-repeated="1019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256">
            <text:p>256</text:p>
          </table:table-cell>
          <table:table-cell office:value-type="float" office:value="12">
            <text:p>12</text:p>
          </table:table-cell>
          <table:table-cell office:value-type="float" office:value="176.88256979">
            <text:p>176.88256979</text:p>
          </table:table-cell>
          <table:table-cell table:number-columns-repeated="1019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256">
            <text:p>256</text:p>
          </table:table-cell>
          <table:table-cell office:value-type="float" office:value="12">
            <text:p>12</text:p>
          </table:table-cell>
          <table:table-cell office:value-type="float" office:value="226.467623949">
            <text:p>226.467623949</text:p>
          </table:table-cell>
          <table:table-cell table:number-columns-repeated="1019"/>
        </table:table-row>
        <table:table-row table:style-name="ro2" table:number-rows-repeated="1048476">
          <table:table-cell table:number-columns-repeated="1023"/>
        </table:table-row>
        <table:table-row table:style-name="ro3" table:number-rows-repeated="9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1">00/00/0000</text:date>, <text:time style:data-style-name="N2" text:time-value="0000-00-00T09:34: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ek </meta:initial-creator>
    <meta:creation-date>2013-08-20T10:39:38</meta:creation-date>
    <dc:date>2013-08-21T10:15:02</dc:date>
    <dc:creator>Vivek </dc:creator>
    <meta:editing-duration>PT4H5M45S</meta:editing-duration>
    <meta:editing-cycles>6</meta:editing-cycles>
    <meta:generator>LibreOffice/4.0.2.2$Linux_X86_64 LibreOffice_project/400m0$Build-2</meta:generator>
    <meta:document-statistic meta:table-count="1" meta:cell-count="316" meta:object-count="0"/>
  </office:meta>
</office:document-meta>
</file>